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2.3cm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11.3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58cm" fo:min-width="5.158cm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1.622cm"/>
    </style:style>
    <style:style style:name="gr9" style:family="graphic" style:parent-style-name="standard">
      <style:graphic-properties draw:textarea-horizontal-align="justify" draw:textarea-vertical-align="middle" draw:auto-grow-height="false" fo:min-height="0.458cm" fo:min-width="1.62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margin-left="0cm" fo:margin-right="1.4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margin-left="1cm" fo:margin-right="0cm" fo:margin-top="0cm" fo:margin-bottom="0cm" fo:text-align="center" fo:text-indent="0cm"/>
      <style:text-properties fo:font-size="10pt"/>
    </style:style>
    <style:style style:name="P8" style:family="paragraph">
      <style:paragraph-properties fo:margin-left="0.5cm" fo:margin-right="0cm" fo:text-align="end" fo:text-indent="0cm"/>
    </style:style>
    <style:style style:name="P9" style:family="paragraph">
      <style:paragraph-properties fo:margin-left="0.5cm" fo:margin-right="0cm" fo:text-align="start" fo:text-indent="0cm"/>
    </style:style>
    <style:style style:name="P10" style:family="paragraph">
      <loext:graphic-properties draw:fill="none"/>
      <style:paragraph-properties fo:margin-left="0.5cm" fo:margin-right="0cm" fo:text-align="start" fo:text-indent="0cm"/>
      <style:text-properties fo:font-size="10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8cm" svg:height="0.8cm" svg:x="7.1cm" svg:y="2.1cm">
          <text:p text:style-name="P1"><text:span text:style-name="T1">Prozess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8cm" svg:height="0.8cm" svg:x="10.1cm" svg:y="2.1cm">
          <text:p text:style-name="P1"><text:span text:style-name="T1">Prozess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8cm" svg:height="0.8cm" svg:x="13.1cm" svg:y="2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8cm" svg:height="0.8cm" svg:x="16.1cm" svg:y="2.1cm">
          <text:p text:style-name="P1"><text:span text:style-name="T1">Prozess 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8cm" svg:height="0.8cm" svg:x="7.1cm" svg:y="4.1cm">
          <text:p text:style-name="P1"><text:span text:style-name="T1">fra_xb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8cm" svg:height="0.8cm" svg:x="10.1cm" svg:y="4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8cm" svg:height="0.8cm" svg:x="13.1cm" svg:y="4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8cm" svg:height="0.8cm" svg:x="16.1cm" svg:y="4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8cm" svg:height="0.8cm" svg:x="7.1cm" svg:y="8.1cm">
          <text:p text:style-name="P1"><text:span text:style-name="T1">FRA T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8cm" svg:height="0.8cm" svg:x="10.1cm" svg:y="8.1cm">
          <text:p text:style-name="P1"><text:span text:style-name="T1">FRA Kern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8cm" svg:height="0.8cm" svg:x="13.1cm" svg:y="8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8cm" svg:height="0.8cm" svg:x="16.1cm" svg:y="8.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cm" svg:height="0.8cm" svg:x="2.1cm" svg:y="2.1cm">
          <draw:text-box>
            <text:p><text:span text:style-name="T2">Prozesse</text:span></text:p>
          </draw:text-box>
        </draw:frame>
        <draw:frame draw:style-name="gr2" draw:text-style-name="P3" draw:layer="layout" svg:width="3.8cm" svg:height="0.8cm" svg:x="2.1cm" svg:y="4.1cm">
          <draw:text-box>
            <text:p><text:span text:style-name="T2">FRA Bibliothek</text:span></text:p>
          </draw:text-box>
        </draw:frame>
        <draw:frame draw:style-name="gr2" draw:text-style-name="P3" draw:layer="layout" svg:width="4cm" svg:height="0.8cm" svg:x="2.1cm" svg:y="6.1cm">
          <draw:text-box>
            <text:p><text:span text:style-name="T2">FRA Middleware</text:span></text:p>
          </draw:text-box>
        </draw:frame>
        <draw:frame draw:style-name="gr2" draw:text-style-name="P3" draw:layer="layout" svg:width="3.8cm" svg:height="0.8cm" svg:x="2.1cm" svg:y="8.1cm">
          <draw:text-box>
            <text:p><text:span text:style-name="T2">FRA Backend</text:span></text:p>
          </draw:text-box>
        </draw:frame>
        <draw:connector draw:style-name="gr3" draw:text-style-name="P2" draw:layer="layout" svg:x1="8.5cm" svg:y1="2.9cm" svg:x2="8.5cm" svg:y2="4.1cm" draw:start-shape="id1" draw:start-glue-point="2" draw:end-shape="id2" draw:end-glue-point="0" svg:d="M8500 2900v1200" svg:viewBox="0 0 1 1201">
          <text:p/>
        </draw:connector>
        <draw:connector draw:style-name="gr4" draw:text-style-name="P4" draw:layer="layout" draw:type="line" svg:x1="8.5cm" svg:y1="2.9cm" svg:x2="11.5cm" svg:y2="4.1cm" draw:start-shape="id1" draw:start-glue-point="2" draw:end-shape="id3" draw:end-glue-point="0" svg:d="M8500 2900l3000 1200" svg:viewBox="0 0 3001 1201">
          <text:p/>
        </draw:connector>
        <draw:connector draw:style-name="gr4" draw:text-style-name="P4" draw:layer="layout" draw:type="line" svg:x1="14.5cm" svg:y1="4.1cm" svg:x2="8.5cm" svg:y2="2.9cm" draw:start-shape="id4" draw:start-glue-point="0" draw:end-shape="id1" draw:end-glue-point="2" svg:d="M14500 4100l-6000-1200" svg:viewBox="0 0 6001 1201">
          <text:p/>
        </draw:connector>
        <draw:connector draw:style-name="gr4" draw:text-style-name="P4" draw:layer="layout" draw:type="line" svg:x1="8.5cm" svg:y1="4.1cm" svg:x2="11.5cm" svg:y2="2.9cm" draw:start-shape="id2" draw:start-glue-point="0" draw:end-shape="id5" draw:end-glue-point="2" svg:d="M8500 4100l3000-1200" svg:viewBox="0 0 3001 1201">
          <text:p/>
        </draw:connector>
        <draw:connector draw:style-name="gr4" draw:text-style-name="P4" draw:layer="layout" draw:type="line" svg:x1="14.5cm" svg:y1="2.9cm" svg:x2="14.5cm" svg:y2="4.1cm" draw:start-shape="id6" draw:start-glue-point="2" draw:end-shape="id4" draw:end-glue-point="0" svg:d="M14500 2900v1200" svg:viewBox="0 0 1 1201">
          <text:p/>
        </draw:connector>
        <draw:connector draw:style-name="gr4" draw:text-style-name="P4" draw:layer="layout" draw:type="line" svg:x1="17.5cm" svg:y1="4.1cm" svg:x2="14.5cm" svg:y2="2.9cm" draw:start-shape="id7" draw:start-glue-point="0" draw:end-shape="id6" draw:end-glue-point="2" svg:d="M17500 4100l-3000-1200" svg:viewBox="0 0 3001 1201">
          <text:p/>
        </draw:connector>
        <draw:connector draw:style-name="gr4" draw:text-style-name="P4" draw:layer="layout" draw:type="line" svg:x1="17.5cm" svg:y1="2.9cm" svg:x2="17.5cm" svg:y2="4.1cm" draw:start-shape="id8" draw:start-glue-point="2" draw:end-shape="id7" draw:end-glue-point="0" svg:d="M17500 2900v1200" svg:viewBox="0 0 1 1201">
          <text:p/>
        </draw:connector>
        <draw:connector draw:style-name="gr4" draw:text-style-name="P4" draw:layer="layout" draw:type="line" svg:x1="14.5cm" svg:y1="4.1cm" svg:x2="17.5cm" svg:y2="2.9cm" draw:start-shape="id4" draw:start-glue-point="0" draw:end-shape="id8" draw:end-glue-point="2" svg:d="M14500 4100l3000-1200" svg:viewBox="0 0 3001 1201">
          <text:p/>
        </draw:connector>
        <draw:connector draw:style-name="gr4" draw:text-style-name="P4" draw:layer="layout" draw:type="line" svg:x1="11.5cm" svg:y1="4.1cm" svg:x2="17.5cm" svg:y2="2.9cm" draw:start-shape="id3" draw:start-glue-point="0" draw:end-shape="id8" draw:end-glue-point="2" svg:d="M11500 4100l6000-1200" svg:viewBox="0 0 6001 1201">
          <text:p/>
        </draw:connector>
        <draw:connector draw:style-name="gr4" draw:text-style-name="P4" draw:layer="layout" draw:type="line" svg:x1="11.5cm" svg:y1="2.9cm" svg:x2="17.5cm" svg:y2="4.1cm" draw:start-shape="id5" draw:start-glue-point="2" draw:end-shape="id7" draw:end-glue-point="0" svg:d="M11500 2900l6000 1200" svg:viewBox="0 0 6001 1201">
          <text:p/>
        </draw:connector>
        <draw:connector draw:style-name="gr4" draw:text-style-name="P4" draw:layer="layout" draw:type="line" svg:x1="8.5cm" svg:y1="4.1cm" svg:x2="17.5cm" svg:y2="2.9cm" draw:start-shape="id2" draw:start-glue-point="0" draw:end-shape="id8" draw:end-glue-point="2" svg:d="M8500 4100l9000-1200" svg:viewBox="0 0 9001 1201">
          <text:p/>
        </draw:connector>
        <draw:connector draw:style-name="gr4" draw:text-style-name="P4" draw:layer="layout" draw:type="line" svg:x1="8.5cm" svg:y1="4.9cm" svg:x2="8.5cm" svg:y2="8.1cm" draw:start-shape="id2" draw:start-glue-point="2" draw:end-shape="id9" draw:end-glue-point="0" svg:d="M8500 4900v3200" svg:viewBox="0 0 1 3201">
          <text:p/>
        </draw:connector>
        <draw:connector draw:style-name="gr4" draw:text-style-name="P4" draw:layer="layout" draw:type="line" svg:x1="11.5cm" svg:y1="4.9cm" svg:x2="11.5cm" svg:y2="8.1cm" draw:start-shape="id3" draw:start-glue-point="2" draw:end-shape="id10" draw:end-glue-point="0" svg:d="M11500 4900v3200" svg:viewBox="0 0 1 3201">
          <text:p/>
        </draw:connector>
        <draw:connector draw:style-name="gr4" draw:text-style-name="P4" draw:layer="layout" draw:type="line" svg:x1="14.5cm" svg:y1="4.9cm" svg:x2="14.5cm" svg:y2="8.1cm" draw:start-shape="id4" draw:start-glue-point="2" draw:end-shape="id11" draw:end-glue-point="0" svg:d="M14500 4900v3200" svg:viewBox="0 0 1 3201">
          <text:p/>
        </draw:connector>
        <draw:connector draw:style-name="gr4" draw:text-style-name="P4" draw:layer="layout" draw:type="line" svg:x1="17.5cm" svg:y1="4.9cm" svg:x2="17.5cm" svg:y2="8.1cm" draw:start-shape="id7" draw:start-glue-point="2" draw:end-shape="id12" draw:end-glue-point="0" svg:d="M17500 4900v3200" svg:viewBox="0 0 1 3201">
          <text:p/>
        </draw:connector>
        <draw:custom-shape draw:style-name="gr5" draw:text-style-name="P2" draw:layer="layout" svg:width="11.8cm" svg:height="0.8cm" svg:x="7.1cm" svg:y="6.1cm">
          <text:p text:style-name="P1"><text:span text:style-name="T1">FRA Register Access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4.5cm" svg:y1="8.9cm" svg:x2="14.5cm" svg:y2="10.1cm" draw:start-shape="id11" draw:start-glue-point="2" svg:d="M14500 8900v1200" svg:viewBox="0 0 1 1201">
          <text:p/>
        </draw:connector>
        <draw:custom-shape draw:style-name="gr1" draw:text-style-name="P2" xml:id="id13" draw:id="id13" draw:layer="layout" svg:width="2.8cm" svg:height="0.8cm" svg:x="10.1cm" svg:y="10.1cm">
          <text:p text:style-name="P1"><text:span text:style-name="T1">ioctl(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5cm" svg:y1="8.9cm" svg:x2="11.5cm" svg:y2="10.1cm" draw:start-shape="id10" draw:start-glue-point="2" draw:end-shape="id13" draw:end-glue-point="0" svg:d="M11500 8900v1200" svg:viewBox="0 0 1 1201">
          <text:p/>
        </draw:connector>
        <draw:custom-shape draw:style-name="gr7" draw:text-style-name="P5" xml:id="id14" draw:id="id14" draw:layer="layout" svg:width="8cm" svg:height="4cm" svg:x="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cm" svg:height="1cm" svg:x="8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cm" svg:height="1cm" svg:x="8.7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cm" svg:height="1cm" svg:x="8.8cm" svg:y="13.4cm">
          <text:p text:style-name="P1"><text:span text:style-name="T3">arri_fra_m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5" draw:id="id15" draw:layer="layout" svg:width="3cm" svg:height="1cm" svg:x="1.6cm" svg:y="12cm">
          <text:p text:style-name="P1"><text:span text:style-name="T3">Laden des FP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5cm" svg:y1="10.9cm" svg:x2="11cm" svg:y2="12cm" draw:start-shape="id13" draw:start-glue-point="2" draw:end-shape="id14" svg:d="M11500 10900l-500 1100" svg:viewBox="0 0 501 1101">
          <text:p/>
        </draw:connector>
        <draw:connector draw:style-name="gr10" draw:text-style-name="P7" draw:layer="layout" draw:type="line" svg:x1="4.6cm" svg:y1="12.5cm" svg:x2="7cm" svg:y2="14cm" draw:start-shape="id15" draw:end-shape="id14" draw:end-glue-point="6" svg:d="M4600 12500l2400 1500" svg:viewBox="0 0 2401 1501">
          <text:p text:style-name="P6"><text:span text:style-name="T3">erstellt</text:span></text:p>
        </draw:connector>
        <draw:custom-shape draw:style-name="gr5" draw:text-style-name="P2" draw:layer="layout" svg:width="11.8cm" svg:height="0.8cm" svg:x="7.1cm" svg:y="6.1cm">
          <text:p text:style-name="P1"><text:span text:style-name="T1">Elementare FRA Funktione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7.5cm" svg:y1="8.9cm" svg:x2="17.5cm" svg:y2="10.1cm" draw:start-shape="id12" draw:start-glue-point="2" svg:d="M17500 8900v1200" svg:viewBox="0 0 1 1201">
          <text:p/>
        </draw:connector>
        <draw:connector draw:style-name="gr11" draw:text-style-name="P10" draw:layer="layout" draw:type="line" svg:x1="11cm" svg:y1="18.3cm" svg:x2="11cm" svg:y2="16cm" draw:start-shape="id16" draw:end-shape="id14" draw:end-glue-point="8" svg:d="M11000 18300v-2300" svg:viewBox="0 0 1 2301">
          <text:p text:style-name="P8"><text:span text:style-name="T3">Schreib- und Lesezugriff </text:span></text:p>
          <text:p text:style-name="P9"><text:span text:style-name="T3">auf Register</text:span></text:p>
        </draw:connector>
        <draw:custom-shape draw:style-name="gr5" draw:text-style-name="P2" xml:id="id16" draw:id="id16" draw:layer="layout" svg:width="11.8cm" svg:height="0.8cm" svg:x="5.1cm" svg:y="18.3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cm" svg:height="0.8cm" svg:x="2.1cm" svg:y="10.1cm">
          <draw:text-box>
            <text:p><text:span text:style-name="T2">Linux Kernel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8T15:26:23.800386058</meta:creation-date>
    <dc:date>2019-11-17T14:53:20.732000000</dc:date>
    <meta:editing-duration>PT26M46S</meta:editing-duration>
    <meta:editing-cycles>8</meta:editing-cycles>
    <meta:generator>LibreOffice/6.3.2.2$Windows_X86_64 LibreOffice_project/98b30e735bda24bc04ab42594c85f7fd8be07b9c</meta:generator>
    <meta:document-statistic meta:object-count="47"/>
  </office:meta>
</office:document-meta>
</file>